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6.09mm"/>
    </style:style>
    <style:style style:name="co2" style:family="table-column">
      <style:table-column-properties fo:break-before="auto" style:column-width="60.18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2" style:family="table-cell" style:parent-style-name="Default" style:data-style-name="N2">
      <style:table-cell-properties style:text-align-source="fix" style:repeat-content="false" fo:wrap-option="wrap" style:vertical-align="middle"/>
      <style:paragraph-properties fo:text-align="center"/>
    </style:style>
    <style:style style:name="ce3" style:family="table-cell" style:parent-style-name="Default" style:data-style-name="N0"/>
    <style:style style:name="ce4" style:family="table-cell" style:parent-style-name="Default" style:data-style-name="N0">
      <style:table-cell-properties fo:background-color="#ff99ff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Default"/>
        <table:table-column table:style-name="co2" table:default-cell-style-name="ce3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arompreparation_id</text:p>
          </table:table-cell>
          <table:table-cell table:style-name="Default" office:value-type="string" calcext:value-type="string">
            <text:p>aromproduit_id</text:p>
          </table:table-cell>
          <table:table-cell office:value-type="string" calcext:value-type="string">
            <text:p>quantite</text:p>
          </table:table-cell>
          <table:table-cell office:value-type="string" calcext:value-type="string">
            <text:p>unite_id</text:p>
          </table:table-cell>
        </table:table-row>
        <table:table-row table:style-name="ro1">
          <table:table-cell table:style-name="ce1" office:value-type="string" calcext:value-type="string">
            <text:p>Anti-infectieux respiratoire</text:p>
          </table:table-cell>
          <table:table-cell office:value-type="string" calcext:value-type="string">
            <text:p>Thym à thymol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 office:value-type="string" calcext:value-type="string">
            <text:p>Anti-infectieux respiratoire</text:p>
          </table:table-cell>
          <table:table-cell office:value-type="string" calcext:value-type="string">
            <text:p>Pin sylvestre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 office:value-type="string" calcext:value-type="string">
            <text:p>Anti-infectieux respiratoire</text:p>
          </table:table-cell>
          <table:table-cell office:value-type="string" calcext:value-type="string">
            <text:p>Eucalyptus globuleux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 office:value-type="string" calcext:value-type="string">
            <text:p>Anti-infectieux respiratoire</text:p>
          </table:table-cell>
          <table:table-cell office:value-type="string" calcext:value-type="string">
            <text:p>Tea Tree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 office:value-type="string" calcext:value-type="string">
            <text:p>Anti-infectieux respiratoire</text:p>
          </table:table-cell>
          <table:table-cell office:value-type="string" calcext:value-type="string">
            <text:p>Ravintsara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 office:value-type="string" calcext:value-type="string">
            <text:p>Anti-infectieux respiratoire</text:p>
          </table:table-cell>
          <table:table-cell office:value-type="string" calcext:value-type="string">
            <text:p>Nialoui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 office:value-type="string" calcext:value-type="string">
            <text:p>Anti-infectieux respiratoire</text:p>
          </table:table-cell>
          <table:table-cell office:value-type="string" calcext:value-type="string">
            <text:p>Huile alimentaire (ml)</text:p>
          </table:table-cell>
          <table:table-cell table:style-name="ce3" office:value-type="float" office:value="91" calcext:value-type="float">
            <text:p>9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 office:value-type="string" calcext:value-type="string">
            <text:p>Anti-infectieux respiratoire</text:p>
          </table:table-cell>
          <table:table-cell office:value-type="string" calcext:value-type="string">
            <text:p>Flacon 100 ml VJR0100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" office:value-type="string" calcext:value-type="string">
            <text:p>Anti-infectieux respiratoire</text:p>
          </table:table-cell>
          <table:table-cell office:value-type="string" calcext:value-type="string">
            <text:p>Bouchon flacon AC28011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" office:value-type="string" calcext:value-type="string">
            <text:p>Anti-infectieux diarrhée</text:p>
          </table:table-cell>
          <table:table-cell office:value-type="string" calcext:value-type="string">
            <text:p>Cannelle</text:p>
          </table:table-cell>
          <table:table-cell table:style-name="ce3" office:value-type="float" office:value="0.5" calcext:value-type="float">
            <text:p>0,5</text:p>
          </table:table-cell>
          <table:table-cell/>
        </table:table-row>
        <table:table-row table:style-name="ro1">
          <table:table-cell table:style-name="ce1" office:value-type="string" calcext:value-type="string">
            <text:p>Anti-infectieux diarrhée</text:p>
          </table:table-cell>
          <table:table-cell office:value-type="string" calcext:value-type="string">
            <text:p>Origan</text:p>
          </table:table-cell>
          <table:table-cell table:style-name="ce3" office:value-type="float" office:value="0.5" calcext:value-type="float">
            <text:p>0,5</text:p>
          </table:table-cell>
          <table:table-cell/>
        </table:table-row>
        <table:table-row table:style-name="ro1">
          <table:table-cell table:style-name="ce1" office:value-type="string" calcext:value-type="string">
            <text:p>Anti-infectieux diarrhée</text:p>
          </table:table-cell>
          <table:table-cell office:value-type="string" calcext:value-type="string">
            <text:p>Girofle</text:p>
          </table:table-cell>
          <table:table-cell table:style-name="ce3" office:value-type="float" office:value="0.5" calcext:value-type="float">
            <text:p>0,5</text:p>
          </table:table-cell>
          <table:table-cell/>
        </table:table-row>
        <table:table-row table:style-name="ro1">
          <table:table-cell table:style-name="ce1" office:value-type="string" calcext:value-type="string">
            <text:p>Anti-infectieux diarrhée</text:p>
          </table:table-cell>
          <table:table-cell office:value-type="string" calcext:value-type="string">
            <text:p>Thym à thymol</text:p>
          </table:table-cell>
          <table:table-cell table:style-name="ce3" office:value-type="float" office:value="0.5" calcext:value-type="float">
            <text:p>0,5</text:p>
          </table:table-cell>
          <table:table-cell/>
        </table:table-row>
        <table:table-row table:style-name="ro1">
          <table:table-cell table:style-name="ce1" office:value-type="string" calcext:value-type="string">
            <text:p>Anti-infectieux diarrhée</text:p>
          </table:table-cell>
          <table:table-cell office:value-type="string" calcext:value-type="string">
            <text:p>Tea Tree</text:p>
          </table:table-cell>
          <table:table-cell table:style-name="ce3"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1" office:value-type="string" calcext:value-type="string">
            <text:p>Anti-infectieux diarrhée</text:p>
          </table:table-cell>
          <table:table-cell office:value-type="string" calcext:value-type="string">
            <text:p>basilic</text:p>
          </table:table-cell>
          <table:table-cell table:style-name="ce3"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1" office:value-type="string" calcext:value-type="string">
            <text:p>Anti-infectieux diarrhée</text:p>
          </table:table-cell>
          <table:table-cell office:value-type="string" calcext:value-type="string">
            <text:p>Menthe poivrée</text:p>
          </table:table-cell>
          <table:table-cell table:style-name="ce3"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1" office:value-type="string" calcext:value-type="string">
            <text:p>Anti-infectieux diarrhée</text:p>
          </table:table-cell>
          <table:table-cell office:value-type="string" calcext:value-type="string">
            <text:p>Huile alimentaire (ml)</text:p>
          </table:table-cell>
          <table:table-cell table:style-name="ce3" office:value-type="float" office:value="91" calcext:value-type="float">
            <text:p>91</text:p>
          </table:table-cell>
          <table:table-cell/>
        </table:table-row>
        <table:table-row table:style-name="ro1">
          <table:table-cell table:style-name="ce1" office:value-type="string" calcext:value-type="string">
            <text:p>Anti-infectieux diarrhée</text:p>
          </table:table-cell>
          <table:table-cell office:value-type="string" calcext:value-type="string">
            <text:p>Flacon 100 ml VJR0100</text:p>
          </table:table-cell>
          <table:table-cell table:style-name="ce3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string" calcext:value-type="string">
            <text:p>Anti-infectieux diarrhée</text:p>
          </table:table-cell>
          <table:table-cell office:value-type="string" calcext:value-type="string">
            <text:p>Bouchon flacon AC28011</text:p>
          </table:table-cell>
          <table:table-cell table:style-name="ce3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string" calcext:value-type="string">
            <text:p>Anti-coccidien aromatique</text:p>
          </table:table-cell>
          <table:table-cell office:value-type="string" calcext:value-type="string">
            <text:p>Cannelle</text:p>
          </table:table-cell>
          <table:table-cell table:style-name="ce3"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1" office:value-type="string" calcext:value-type="string">
            <text:p>Anti-coccidien aromatique</text:p>
          </table:table-cell>
          <table:table-cell office:value-type="string" calcext:value-type="string">
            <text:p>Origan</text:p>
          </table:table-cell>
          <table:table-cell table:style-name="ce3"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1" office:value-type="string" calcext:value-type="string">
            <text:p>Anti-coccidien aromatique</text:p>
          </table:table-cell>
          <table:table-cell office:value-type="string" calcext:value-type="string">
            <text:p>Girofle</text:p>
          </table:table-cell>
          <table:table-cell table:style-name="ce3"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1" office:value-type="string" calcext:value-type="string">
            <text:p>Anti-coccidien aromatique</text:p>
          </table:table-cell>
          <table:table-cell office:value-type="string" calcext:value-type="string">
            <text:p>Thym à thymol</text:p>
          </table:table-cell>
          <table:table-cell table:style-name="ce3"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1" office:value-type="string" calcext:value-type="string">
            <text:p>Anti-coccidien aromatique</text:p>
          </table:table-cell>
          <table:table-cell office:value-type="string" calcext:value-type="string">
            <text:p>Ail</text:p>
          </table:table-cell>
          <table:table-cell table:style-name="ce3"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1" office:value-type="string" calcext:value-type="string">
            <text:p>Anti-coccidien aromatique</text:p>
          </table:table-cell>
          <table:table-cell office:value-type="string" calcext:value-type="string">
            <text:p>Menthe poivrée</text:p>
          </table:table-cell>
          <table:table-cell table:style-name="ce3"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1" office:value-type="string" calcext:value-type="string">
            <text:p>Anti-coccidien aromatique</text:p>
          </table:table-cell>
          <table:table-cell office:value-type="string" calcext:value-type="string">
            <text:p>argile (g)</text:p>
          </table:table-cell>
          <table:table-cell table:style-name="ce3" office:value-type="float" office:value="216" calcext:value-type="float">
            <text:p>216</text:p>
          </table:table-cell>
          <table:table-cell/>
        </table:table-row>
        <table:table-row table:style-name="ro1">
          <table:table-cell table:style-name="ce1" office:value-type="string" calcext:value-type="string">
            <text:p>Gel lubrifiant</text:p>
          </table:table-cell>
          <table:table-cell office:value-type="string" calcext:value-type="string">
            <text:p>girof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string" calcext:value-type="string">
            <text:p>Gel lubrifiant</text:p>
          </table:table-cell>
          <table:table-cell office:value-type="string" calcext:value-type="string">
            <text:p>hydrolat de lavande</text:p>
          </table:table-cell>
          <table:table-cell office:value-type="float" office:value="200" calcext:value-type="float">
            <text:p>200</text:p>
          </table:table-cell>
          <table:table-cell/>
        </table:table-row>
        <table:table-row table:style-name="ro1">
          <table:table-cell table:style-name="ce1" office:value-type="string" calcext:value-type="string">
            <text:p>Gel lubrifiant</text:p>
          </table:table-cell>
          <table:table-cell office:value-type="string" calcext:value-type="string">
            <text:p>xanthan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1" office:value-type="string" calcext:value-type="string">
            <text:p>Ovules aromatiques</text:p>
          </table:table-cell>
          <table:table-cell office:value-type="string" calcext:value-type="string">
            <text:p>Tea Tree</text:p>
          </table:table-cell>
          <table:table-cell table:style-name="ce3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string" calcext:value-type="string">
            <text:p>Ovules aromatiques</text:p>
          </table:table-cell>
          <table:table-cell office:value-type="string" calcext:value-type="string">
            <text:p>Palmarosa</text:p>
          </table:table-cell>
          <table:table-cell table:style-name="ce3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string" calcext:value-type="string">
            <text:p>Ovules aromatiques</text:p>
          </table:table-cell>
          <table:table-cell office:value-type="string" calcext:value-type="string">
            <text:p>beurre de cacao (g)</text:p>
          </table:table-cell>
          <table:table-cell table:style-name="ce3" office:value-type="float" office:value="56" calcext:value-type="float">
            <text:p>56</text:p>
          </table:table-cell>
          <table:table-cell/>
        </table:table-row>
        <table:table-row table:style-name="ro1">
          <table:table-cell table:style-name="ce1" office:value-type="string" calcext:value-type="string">
            <text:p>Ovules aromatiques</text:p>
          </table:table-cell>
          <table:table-cell office:value-type="string" calcext:value-type="string">
            <text:p>Moules à ovules PACOV</text:p>
          </table:table-cell>
          <table:table-cell table:style-name="ce3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style-name="ce4" office:value-type="string" calcext:value-type="string">
            <text:p>HUILES ESSENTIELLE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annel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riga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irof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hym à thymol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in sylvestr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yprè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ucalyptus globuleux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ucalyptus citronné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il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ea Tre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almaros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aurier no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asilic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enthe poivré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avand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éranium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itron ou fenouil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hym à linalol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omarin à cinéol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avintsar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ialoui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string" calcext:value-type="string">
            <text:p>TOTAL H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EINTURES MERE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alendul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rtichau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rthosipho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issenli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hardon Mari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rti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hillé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omarin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string" calcext:value-type="string">
            <text:p>Total teintures mère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XCIPIENT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acine de gentia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Huile alimentaire (ml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Huile de paraffine (ml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eurre de cacao (g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cre (g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rgile (g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anoli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ir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olubol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anthane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string" calcext:value-type="string">
            <text:p>Total préparatio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ERRERI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lacon 100 ml VJR01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lacon 250 ml VJR025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oules à ovules PACOV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pray AC2807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ouchon flacon AC2801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ots 250G POP0250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string" calcext:value-type="string">
            <text:p>HUILES ESSENTIELLE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annel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riga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irof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hym à thymol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in sylvestr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yprè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ucalyptus globuleux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ucalyptus citronné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il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ea Tre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almaros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aurier no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asilic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enthe poivré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avand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éranium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itron ou fenouil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hym à linalol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omarin à cinéol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avintsar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ialoui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string" calcext:value-type="string">
            <text:p>TOTAL H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EINTURES MERE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alendul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rtichau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rthosipho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issenli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hardon Mari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rti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hillé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omarin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string" calcext:value-type="string">
            <text:p>Total teintures mère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XCIPIENT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acine de gentia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Huile alimentaire (ml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Huile de paraffine (ml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eurre de cacao (g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cre (g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rgile (g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anoli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ir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olubol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pray désinfectant</text:p>
          </table:table-cell>
          <table:table-cell office:value-type="string" calcext:value-type="string">
            <text:p>xanthane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string" calcext:value-type="string">
            <text:p>Total préparatio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ERRERI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lacon 100 ml VJR01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lacon 250 ml VJR025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oules à ovules PACOV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pray AC2807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ouchon flacon AC2801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ots 250G POP0250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string" calcext:value-type="string">
            <text:p>HUILES ESSENTIELLE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annel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riga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irof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hym à thymol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in sylvestr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yprè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ucalyptus globuleux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ucalyptus citronné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il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ea Tre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almaros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aurier no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asilic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enthe poivré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avand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éranium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itron ou fenouil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hym à linalol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omarin à cinéol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avintsar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ialoui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string" calcext:value-type="string">
            <text:p>TOTAL H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EINTURES MERE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alendul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rtichau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rthosipho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issenli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hardon Mari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rti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hillé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omarin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string" calcext:value-type="string">
            <text:p>Total teintures mère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XCIPIENT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acine de gentia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Huile alimentaire (ml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Huile de paraffine (ml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eurre de cacao (g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cre (g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rgile (g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anoli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ir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olubol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aume mamelles</text:p>
          </table:table-cell>
          <table:table-cell office:value-type="string" calcext:value-type="string">
            <text:p>xanthane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string" calcext:value-type="string">
            <text:p>Total préparatio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ERRERI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lacon 100 ml VJR01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lacon 250 ml VJR025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oules à ovules PACOV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pray AC2807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ouchon flacon AC2801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ots 250G POP0250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string" calcext:value-type="string">
            <text:p>HUILES ESSENTIELLE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annel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riga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irof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hym à thymol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in sylvestr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yprè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ucalyptus globuleux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ucalyptus citronné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il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ea Tre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almaros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aurier no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asilic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enthe poivré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avand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éranium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itron ou fenouil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hym à linalol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omarin à cinéol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avintsar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ialoui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string" calcext:value-type="string">
            <text:p>TOTAL H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EINTURES MERE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alendul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rtichau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rthosipho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issenli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hardon Mari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rti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hillé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omarin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string" calcext:value-type="string">
            <text:p>Total teintures mère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XCIPIENT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acine de gentia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Huile alimentaire (ml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Huile de paraffine (ml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eurre de cacao (g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cre (g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rgile (g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anoli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ir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olubol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Sirop fortifiant</text:p>
          </table:table-cell>
          <table:table-cell office:value-type="string" calcext:value-type="string">
            <text:p>xanthane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string" calcext:value-type="string">
            <text:p>Total préparatio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ERRERI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lacon 100 ml VJR01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lacon 250 ml VJR025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oules à ovules PACOV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pray AC2807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ouchon flacon AC2801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ots 250G POP0250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string" calcext:value-type="string">
            <text:p>HUILES ESSENTIELLE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annel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riga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irof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hym à thymol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in sylvestr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yprè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ucalyptus globuleux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ucalyptus citronné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il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ea Tre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almaros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aurier no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asilic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enthe poivré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avand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éranium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itron ou fenouil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hym à linalol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omarin à cinéol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avintsar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ialoui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string" calcext:value-type="string">
            <text:p>TOTAL H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EINTURES MERE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alendul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rtichau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rthosipho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issenli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hardon Mari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rti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hillé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omarin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string" calcext:value-type="string">
            <text:p>Total teintures mère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XCIPIENT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acine de gentia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Huile alimentaire (ml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Huile de paraffine (ml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eurre de cacao (g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cre (g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rgile (g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anoli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ir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olubol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rainage hépatique et rénal</text:p>
          </table:table-cell>
          <table:table-cell office:value-type="string" calcext:value-type="string">
            <text:p>xanthane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string" calcext:value-type="string">
            <text:p>Total préparatio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ERRERI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lacon 100 ml VJR01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lacon 250 ml VJR025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oules à ovules PACOV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pray AC2807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ouchon flacon AC2801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ots 250G POP0250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string" calcext:value-type="string">
            <text:p>HUILES ESSENTIELLE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annel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riga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irof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hym à thymol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in sylvestr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yprè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ucalyptus globuleux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ucalyptus citronné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il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ea Tre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almaros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aurier no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asilic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enthe poivré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avand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éranium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itron ou fenouil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hym à linalol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omarin à cinéol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avintsar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ialoui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string" calcext:value-type="string">
            <text:p>TOTAL H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EINTURES MERE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alendul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rtichau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rthosipho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issenli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hardon Mari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rti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hillé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omarin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string" calcext:value-type="string">
            <text:p>Total teintures mère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XCIPIENT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acine de gentia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Huile alimentaire (ml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Huile de paraffine (ml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eurre de cacao (g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cre (g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rgile (g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anoli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ir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olubol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Répulsif insecte</text:p>
          </table:table-cell>
          <table:table-cell office:value-type="string" calcext:value-type="string">
            <text:p>xanthane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string" calcext:value-type="string">
            <text:p>Total préparatio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ERRERI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lacon 100 ml VJR01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lacon 250 ml VJR025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oules à ovules PACOV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pray AC2807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ouchon flacon AC2801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ots 250G POP0250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string" calcext:value-type="string">
            <text:p>HUILES ESSENTIELLE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annel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riga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irof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hym à thymol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in sylvestr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yprè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ucalyptus globuleux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ucalyptus citronné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il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ea Tre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almaros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aurier no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asilic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enthe poivré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avand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éranium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itron ou fenouil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hym à linalol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omarin à cinéol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avintsar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ialoui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string" calcext:value-type="string">
            <text:p>TOTAL H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EINTURES MERE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alendul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rtichau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rthosipho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issenli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hardon Mari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rti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hillé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omarin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string" calcext:value-type="string">
            <text:p>Total teintures mère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XCIPIENT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acine de gentia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Huile alimentaire (ml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Huile de paraffine (ml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eurre de cacao (g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cre (g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rgile (g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anoli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ir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olubol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ntiparasitaire</text:p>
          </table:table-cell>
          <table:table-cell office:value-type="string" calcext:value-type="string">
            <text:p>xanthane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string" calcext:value-type="string">
            <text:p>Total préparatio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ERRERI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lacon 100 ml VJR01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lacon 250 ml VJR025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oules à ovules PACOV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pray AC2807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ouchon flacon AC2801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ots 250G POP0250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string" calcext:value-type="string">
            <text:p>HUILES ESSENTIELLE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annel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riga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irof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hym à thymol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in sylvestr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yprè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ucalyptus globuleux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ucalyptus citronné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il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ea Tre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almaros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aurier no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asilic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enthe poivré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avand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éranium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itron ou fenouil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hym à linalol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omarin à cinéol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avintsar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ialoui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string" calcext:value-type="string">
            <text:p>TOTAL H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EINTURES MERE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alendul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rtichau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rthosipho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issenli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hardon Mari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rti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hillé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omarin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string" calcext:value-type="string">
            <text:p>Total teintures mère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XCIPIENT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acine de gentia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Huile alimentaire (ml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Huile de paraffine (ml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eurre de cacao (g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cre (g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rgile (g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anoli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ir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olubol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anthane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string" calcext:value-type="string">
            <text:p>Total préparatio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ERRERI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lacon 100 ml VJR01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lacon 250 ml VJR025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oules à ovules PACOV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pray AC2807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ouchon flacon AC2801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ots 250G POP0250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string" calcext:value-type="string">
            <text:p>HUILES ESSENTIELLE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annel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riga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irof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hym à thymol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in sylvestr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yprè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ucalyptus globuleux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ucalyptus citronné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il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ea Tre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almaros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aurier no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asilic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enthe poivré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avand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éranium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itron ou fenouil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hym à linalol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omarin à cinéol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avintsar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ialoui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string" calcext:value-type="string">
            <text:p>TOTAL H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EINTURES MERE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alendul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rtichau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rthosipho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issenli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hardon Mari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rti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hillé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omarin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string" calcext:value-type="string">
            <text:p>Total teintures mère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XCIPIENT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acine de gentia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Huile alimentaire (ml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Huile de paraffine (ml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eurre de cacao (g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cre (g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rgile (g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anoli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ir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olubol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anthane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string" calcext:value-type="string">
            <text:p>Total préparatio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ERRERI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lacon 100 ml VJR01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lacon 250 ml VJR025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oules à ovules PACOV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pray AC2807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ouchon flacon AC2801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ots 250G POP0250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string" calcext:value-type="string">
            <text:p>HUILES ESSENTIELLE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annel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riga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irof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hym à thymol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in sylvestr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yprè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ucalyptus globuleux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ucalyptus citronné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il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ea Tre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almaros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aurier no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asilic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enthe poivré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avandi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éranium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itron ou fenouil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hym à linalol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omarin à cinéol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avintsar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ialoui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string" calcext:value-type="string">
            <text:p>TOTAL H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EINTURES MERE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alendul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rtichau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rthosipho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issenli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hardon Mari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rti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hillé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omarin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string" calcext:value-type="string">
            <text:p>Total teintures mère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XCIPIENT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acine de gentia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Huile alimentaire (ml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Huile de paraffine (ml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eurre de cacao (g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cre (g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rgile (g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anoli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ir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olubol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anthane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string" calcext:value-type="string">
            <text:p>Total préparatio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ERRERI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lacon 100 ml VJR01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lacon 250 ml VJR025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oules à ovules PACOV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pray AC2807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ouchon flacon AC2801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ots 250G POP025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fr" fo:country="FR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percentage-style style:name="N107">
      <number:number number:decimal-places="0" loext:min-decimal-places="0" number:min-integer-digits="1"/>
      <number:text>%</number:text>
    </number:percentage-style>
    <number:number-style style:name="N108">
      <number:number number:decimal-places="1" loext:min-decimal-places="1" number:min-integer-digits="1"/>
    </number:number-style>
    <number:currency-style style:name="N10107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P0" style:volatile="true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2T06:27:48.751931804</meta:creation-date>
    <dc:date>2018-11-12T06:43:49.797232604</dc:date>
    <meta:editing-duration>PT5M36S</meta:editing-duration>
    <meta:editing-cycles>1</meta:editing-cycles>
    <meta:document-statistic meta:table-count="1" meta:cell-count="638" meta:object-count="0"/>
    <meta:generator>LibreOffice/6.1.2.1$Linux_X86_64 LibreOffice_project/10$Build-1</meta:generator>
  </office:meta>
</office:document-meta>
</file>